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8.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Source Delphi</text:p>
          </table:table-cell>
          <table:table-cell table:style-name="Default" office:value-type="string">
            <text:p>http://docwiki.embarcadero.com/RADStudio/XE/fr/Types_simples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table:number-columns-spanned="3" table:number-rows-spanned="1">
            <text:p>Delphi</text:p>
          </table:table-cell>
          <table:covered-table-cell table:style-name="ce2"/>
          <table:covered-table-cell table:style-name="ce3"/>
          <table:table-cell table:style-name="ce3" office:value-type="string">
            <text:p>C++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Génériqu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Alias</text:p>
          </table:table-cell>
          <table:table-cell table:number-columns-repeated="2"/>
        </table:table-row>
        <table:table-row table:style-name="ro1">
          <table:table-cell office:value-type="string">
            <text:p>8 bits signed</text:p>
          </table:table-cell>
          <table:table-cell office:value-type="string">
            <text:p>-128..127</text:p>
          </table:table-cell>
          <table:table-cell/>
          <table:table-cell office:value-type="string">
            <text:p>ShorInt</text:p>
          </table:table-cell>
          <table:table-cell office:value-type="string">
            <text:p>Int8</text:p>
          </table:table-cell>
          <table:table-cell office:value-type="string">
            <text:p>char</text:p>
          </table:table-cell>
          <table:table-cell/>
        </table:table-row>
        <table:table-row table:style-name="ro1">
          <table:table-cell office:value-type="string">
            <text:p>16 bits signed</text:p>
          </table:table-cell>
          <table:table-cell office:value-type="string">
            <text:p>-32768..32767</text:p>
          </table:table-cell>
          <table:table-cell/>
          <table:table-cell office:value-type="string">
            <text:p>SmallInt</text:p>
          </table:table-cell>
          <table:table-cell office:value-type="string">
            <text:p>Int16</text:p>
          </table:table-cell>
          <table:table-cell office:value-type="string">
            <text:p>shortInt</text:p>
          </table:table-cell>
          <table:table-cell/>
        </table:table-row>
        <table:table-row table:style-name="ro1">
          <table:table-cell office:value-type="string">
            <text:p>32 bits signed</text:p>
          </table:table-cell>
          <table:table-cell office:value-type="string">
            <text:p>-2147483648..2147483647</text:p>
          </table:table-cell>
          <table:table-cell office:value-type="string">
            <text:p>Integer</text:p>
          </table:table-cell>
          <table:table-cell office:value-type="string">
            <text:p>LongInt</text:p>
          </table:table-cell>
          <table:table-cell office:value-type="string">
            <text:p>Int32</text:p>
          </table:table-cell>
          <table:table-cell office:value-type="string">
            <text:p>int</text:p>
          </table:table-cell>
          <table:table-cell office:value-type="string">
            <text:p>long int</text:p>
          </table:table-cell>
        </table:table-row>
        <table:table-row table:style-name="ro1">
          <table:table-cell office:value-type="string">
            <text:p>64 bits signed</text:p>
          </table:table-cell>
          <table:table-cell office:value-type="string">
            <text:p>-2^63..2^63-1</text:p>
          </table:table-cell>
          <table:table-cell/>
          <table:table-cell office:value-type="string">
            <text:p>Int64</text:p>
          </table:table-cell>
          <table:table-cell table:number-columns-repeated="3"/>
        </table:table-row>
        <table:table-row table:style-name="ro1">
          <table:table-cell office:value-type="string">
            <text:p>8 bits unsigned</text:p>
          </table:table-cell>
          <table:table-cell office:value-type="string">
            <text:p>0..255</text:p>
          </table:table-cell>
          <table:table-cell/>
          <table:table-cell office:value-type="string">
            <text:p>Byte</text:p>
          </table:table-cell>
          <table:table-cell office:value-type="string">
            <text:p>UInt8</text:p>
          </table:table-cell>
          <table:table-cell office:value-type="string">
            <text:p>unsigned char</text:p>
          </table:table-cell>
          <table:table-cell/>
        </table:table-row>
        <table:table-row table:style-name="ro1">
          <table:table-cell office:value-type="string">
            <text:p>16 bits unsigned</text:p>
          </table:table-cell>
          <table:table-cell office:value-type="string">
            <text:p>0..65535</text:p>
          </table:table-cell>
          <table:table-cell/>
          <table:table-cell office:value-type="string">
            <text:p>Word</text:p>
          </table:table-cell>
          <table:table-cell office:value-type="string">
            <text:p>UInt16</text:p>
          </table:table-cell>
          <table:table-cell office:value-type="string">
            <text:p>unsigned int</text:p>
          </table:table-cell>
          <table:table-cell/>
        </table:table-row>
        <table:table-row table:style-name="ro1">
          <table:table-cell office:value-type="string">
            <text:p>32 bits unsigned</text:p>
          </table:table-cell>
          <table:table-cell office:value-type="string">
            <text:p>0..4294967275</text:p>
          </table:table-cell>
          <table:table-cell office:value-type="string">
            <text:p>Cardinal</text:p>
          </table:table-cell>
          <table:table-cell office:value-type="string">
            <text:p>LongWord</text:p>
          </table:table-cell>
          <table:table-cell office:value-type="string">
            <text:p>UInt32</text:p>
          </table:table-cell>
          <table:table-cell office:value-type="string">
            <text:p>unsigned int</text:p>
          </table:table-cell>
          <table:table-cell/>
        </table:table-row>
        <table:table-row table:style-name="ro1">
          <table:table-cell office:value-type="string">
            <text:p>64 bits unsigned</text:p>
          </table:table-cell>
          <table:table-cell office:value-type="string">
            <text:p>0..2^64-1</text:p>
          </table:table-cell>
          <table:table-cell/>
          <table:table-cell office:value-type="string">
            <text:p>UInt6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6 octets, 11-12 chiffres significatifs</text:p>
          </table:table-cell>
          <table:table-cell office:value-type="string">
            <text:p>2.9 x 10^-39 .. 1.7 x 10^38 </text:p>
          </table:table-cell>
          <table:table-cell/>
          <table:table-cell office:value-type="string">
            <text:p>Real48</text:p>
          </table:table-cell>
          <table:table-cell table:number-columns-repeated="3"/>
        </table:table-row>
        <table:table-row table:style-name="ro1">
          <table:table-cell office:value-type="string">
            <text:p>4 octets, 7-8 chiffres significatifs</text:p>
          </table:table-cell>
          <table:table-cell office:value-type="string">
            <text:p>1.5 x 10^-45 .. 3.4 x 10^38 </text:p>
          </table:table-cell>
          <table:table-cell/>
          <table:table-cell office:value-type="string">
            <text:p>Single</text:p>
          </table:table-cell>
          <table:table-cell/>
          <table:table-cell office:value-type="string">
            <text:p>float</text:p>
          </table:table-cell>
          <table:table-cell/>
        </table:table-row>
        <table:table-row table:style-name="ro1">
          <table:table-cell office:value-type="string">
            <text:p>8 octets, 15-16 chiffres significatifs</text:p>
          </table:table-cell>
          <table:table-cell office:value-type="string">
            <text:p>5.0 x 10^-324 .. 1.7 x 10^308 </text:p>
          </table:table-cell>
          <table:table-cell/>
          <table:table-cell office:value-type="string">
            <text:p>Double</text:p>
          </table:table-cell>
          <table:table-cell/>
          <table:table-cell office:value-type="string">
            <text:p>double</text:p>
          </table:table-cell>
          <table:table-cell/>
        </table:table-row>
        <table:table-row table:style-name="ro1">
          <table:table-cell office:value-type="string">
            <text:p>10 octets, 10-22 chiffres significatifs</text:p>
          </table:table-cell>
          <table:table-cell office:value-type="string">
            <text:p>3.6 x 10^-4951 .. 1.1 x 10^4932 </text:p>
          </table:table-cell>
          <table:table-cell/>
          <table:table-cell office:value-type="string">
            <text:p>Extended</text:p>
          </table:table-cell>
          <table:table-cell/>
          <table:table-cell office:value-type="string">
            <text:p>long double</text:p>
          </table:table-cell>
          <table:table-cell/>
        </table:table-row>
        <table:table-row table:style-name="ro1">
          <table:table-cell office:value-type="string">
            <text:p>8 octets, 10-20 chiffres significatifs</text:p>
          </table:table-cell>
          <table:table-cell office:value-type="string">
            <text:p>-2^63+1 .. 2^63-1 </text:p>
          </table:table-cell>
          <table:table-cell/>
          <table:table-cell office:value-type="string">
            <text:p>Comp</text:p>
          </table:table-cell>
          <table:table-cell table:number-columns-repeated="3"/>
        </table:table-row>
        <table:table-row table:style-name="ro1">
          <table:table-cell office:value-type="string">
            <text:p>8 octets, 10-20 chiffres significatifs</text:p>
          </table:table-cell>
          <table:table-cell office:value-type="string">
            <text:p>-922337203685477.5808.. 922337203685477.5807 </text:p>
          </table:table-cell>
          <table:table-cell/>
          <table:table-cell office:value-type="string">
            <text:p>Currency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1 octet, true=1, false=0</text:p>
          </table:table-cell>
          <table:table-cell office:value-type="string">
            <text:p>0..1</text:p>
          </table:table-cell>
          <table:table-cell/>
          <table:table-cell office:value-type="string">
            <text:p>boolean</text:p>
          </table:table-cell>
          <table:table-cell/>
          <table:table-cell office:value-type="string">
            <text:p>int en général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8">28/07/2011</text:date>, <text:time>13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4H34M30S</meta:editing-duration>
    <meta:editing-cycles>10</meta:editing-cycles>
    <meta:generator>OpenOffice.org/3.2$Win32 OpenOffice.org_project/320m12$Build-9483</meta:generator>
    <dc:date>2011-07-28T13:21:18.70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